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8c5ca" officeooo:paragraph-rsid="00251650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eb741" officeooo:paragraph-rsid="002eb741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fo:language="ru" fo:country="RU" officeooo:rsid="003480d9" officeooo:paragraph-rsid="003480d9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1b7844" officeooo:paragraph-rsid="001b7844" style:font-size-asian="13pt" style:font-size-complex="13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style:font-size-asian="13pt" style:font-size-complex="13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paragraph-rsid="00271c41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271c41" officeooo:paragraph-rsid="00271c41" style:font-size-asian="13pt" style:font-size-complex="13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1c4410" officeooo:paragraph-rsid="001c4410" style:font-size-asian="13pt" style:font-size-complex="13pt"/>
    </style:style>
    <style:style style:name="P9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Serif1" fo:font-size="13pt" officeooo:rsid="001c4410" officeooo:paragraph-rsid="001c4410" style:font-size-asian="13pt" style:font-size-complex="13pt"/>
    </style:style>
    <style:style style:name="P10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Serif1" fo:font-size="13pt" officeooo:rsid="0036f7d4" officeooo:paragraph-rsid="0036f7d4" style:font-size-asian="13pt" style:font-size-complex="13pt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3bd814" officeooo:paragraph-rsid="003bd814" style:font-size-asian="13pt" style:language-asian="zxx" style:country-asian="none" style:font-size-complex="13pt" style:language-complex="zxx" style:country-complex="none"/>
    </style:style>
    <style:style style:name="P12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officeooo:paragraph-rsid="003bd814"/>
    </style:style>
    <style:style style:name="P13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officeooo:paragraph-rsid="003c38e9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style:font-name="Liberation Serif1" officeooo:paragraph-rsid="003a53fe"/>
    </style:style>
    <style:style style:name="P15" style:family="paragraph" style:parent-style-name="Standard" style:list-style-name="L3">
      <style:paragraph-properties fo:text-align="justify" style:justify-single-word="false">
        <style:tab-stops>
          <style:tab-stop style:position="1.499cm"/>
        </style:tab-stops>
      </style:paragraph-properties>
      <style:text-properties style:font-name="Liberation Serif1" officeooo:rsid="003a53fe" officeooo:paragraph-rsid="003a53fe"/>
    </style:style>
    <style:style style:name="P16" style:family="paragraph" style:parent-style-name="Bibliography_20_1">
      <style:paragraph-properties>
        <style:tab-stops/>
      </style:paragraph-properties>
    </style:style>
    <style:style style:name="T1" style:family="text">
      <style:text-properties fo:font-size="13pt" fo:language="ru" fo:country="RU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size="13pt" fo:language="ru" fo:country="RU" officeooo:rsid="0028c5ca" style:font-size-asian="13pt" style:language-asian="zxx" style:country-asian="none" style:font-size-complex="13pt" style:language-complex="zxx" style:country-complex="none"/>
    </style:style>
    <style:style style:name="T3" style:family="text">
      <style:text-properties fo:font-size="13pt" fo:language="ru" fo:country="RU" officeooo:rsid="002d66a1" style:font-size-asian="13pt" style:language-asian="zxx" style:country-asian="none" style:font-size-complex="13pt" style:language-complex="zxx" style:country-complex="none"/>
    </style:style>
    <style:style style:name="T4" style:family="text">
      <style:text-properties fo:font-size="13pt" fo:language="ru" fo:country="RU" officeooo:rsid="003a53fe" style:font-size-asian="13pt" style:language-asian="zxx" style:country-asian="none" style:font-size-complex="13pt" style:language-complex="zxx" style:country-complex="none"/>
    </style:style>
    <style:style style:name="T5" style:family="text">
      <style:text-properties fo:font-size="13pt" fo:language="ru" fo:country="RU" officeooo:rsid="003c890f" style:font-size-asian="13pt" style:language-asian="zxx" style:country-asian="none" style:font-size-complex="13pt" style:language-complex="zxx" style:country-complex="none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Liberation Serif1" fo:language="ru" fo:country="RU" fo:font-style="normal" fo:font-weight="normal" officeooo:rsid="003bd8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style:font-name="Liberation Serif1" fo:language="ru" fo:country="RU" fo:font-style="normal" fo:font-weight="normal" officeooo:rsid="003c38e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9" style:family="text">
      <style:text-properties style:font-name="Liberation Serif1" fo:language="en" fo:country="US" fo:font-style="normal" fo:font-weight="normal" officeooo:rsid="003c38e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" style:family="text">
      <style:text-properties officeooo:rsid="003a53fe"/>
    </style:style>
    <style:style style:name="T1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О Бакалавры</text:p>
      <text:p text:style-name="P4"/>
      <text:p text:style-name="P5">Лабораторная работа № <text:span text:style-name="T10">3</text:span></text:p>
      <text:p text:style-name="P6">“<text:span text:style-name="T10">Использование CASE‑инструментов при проектировании БД</text:span>”</text:p>
      <text:p text:style-name="P6"/>
      <text:p text:style-name="P7">по дисциплине</text:p>
      <text:p text:style-name="P8">“Проектирование приложений баз данных”</text:p>
      <text:p text:style-name="P9"/>
      <text:p text:style-name="P10">Задание</text:p>
      <text:p text:style-name="P14"><text:span text:style-name="T6"><text:tab/></text:span><text:span text:style-name="T4">Используя CASE‑инструмент “CASE-SWDEP” </text:span><text:span text:style-name="T2"><text:bibliography-mark text:identifier="CASE-SWDEP" text:bibliography-type="www" text:title="Домашняя страница CASE-SWDEP" text:url="https://github.com/cantario/CASE-SWDEP">[1]</text:bibliography-mark></text:span><text:span text:style-name="T3"><text:s/></text:span><text:span text:style-name="T5">сформировать БД, концептуальная модель которой была получена в практической работе № 1. Для этого необходимо </text:span><text:span text:style-name="T4">выполнить следующие шаги:</text:span></text:p>
      <text:list xml:id="list1568905646" text:style-name="L3">
        <text:list-item>
          <text:p text:style-name="P15"><text:span text:style-name="T1">сформировать концептуальную модель;</text:span></text:p>
        </text:list-item>
        <text:list-item>
          <text:p text:style-name="P15"><text:span text:style-name="T1">сформировать физическую модель;</text:span></text:p>
        </text:list-item>
        <text:list-item>
          <text:p text:style-name="P15"><text:span text:style-name="T1">получить скрипт по созданию БД;</text:span></text:p>
        </text:list-item>
        <text:list-item>
          <text:p text:style-name="P15"><text:span text:style-name="T1">используя скрипт, полученный на предыдущем шаге, сформировать физическую БД.</text:span></text:p>
        </text:list-item>
      </text:list>
      <text:p text:style-name="P1"/>
      <text:bibliography text:style-name="Sect1" text:protected="true" text:name="Библиография1">
        <text:bibliography-source>
          <text:index-title-template text:style-name="Bibliography_20_Heading">Список используем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 </text:index-entry-span>
            <text:index-entry-bibliography text:bibliography-data-field="title"/>
            <text:index-entry-span> [Электронный ресурс]. - Адрес:  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уемых источников</text:p>
          </text:index-title>
          <text:p text:style-name="P16">1. Домашняя страница CASE-SWDEP [Электронный ресурс]. - Адрес: <text:s text:c="2"/>https://github.com/cantario/CASE-SWDEP</text:p>
        </text:index-body>
      </text:bibliography>
      <text:p text:style-name="P1"/>
      <text:p text:style-name="P1"/>
      <text:p text:style-name="P3">Содержание отчёта</text:p>
      <text:p text:style-name="P3"/>
      <text:list xml:id="list630371001" text:style-name="L1">
        <text:list-item>
          <text:p text:style-name="P11">Скриншот концептуальной модели</text:p>
        </text:list-item>
        <text:list-item>
          <text:p text:style-name="P11">Скриншот физической модели</text:p>
        </text:list-item>
        <text:list-item>
          <text:p text:style-name="P11">SQL‑скрипт по формированию БД.</text:p>
        </text:list-item>
        <text:list-item>
          <text:p text:style-name="P11">Список таблиц новой БД (используя средства консольной программы <text:span text:style-name="T11">psql</text:span>).</text:p>
        </text:list-item>
      </text:list>
      <text:p text:style-name="P3"/>
      <text:p text:style-name="P3"/>
      <text:p text:style-name="P2">Вопросы на защиту</text:p>
      <text:p text:style-name="P2"/>
      <text:list xml:id="list768998743" text:style-name="L2">
        <text:list-item>
          <text:p text:style-name="P12"><text:span text:style-name="Emphasis"><text:span text:style-name="T7">Что такое концептуальная модель данных? Каковы её особенности?</text:span></text:span></text:p>
        </text:list-item>
        <text:list-item>
          <text:p text:style-name="P12"><text:span text:style-name="Emphasis"><text:span text:style-name="T7">Что такое физическая модель данных? Каковы её особенности?</text:span></text:span></text:p>
        </text:list-item>
        <text:list-item>
          <text:p text:style-name="P13"><text:span text:style-name="Emphasis"><text:span text:style-name="T8">Какой оператор </text:span></text:span><text:span text:style-name="Emphasis"><text:span text:style-name="T9">SQL</text:span></text:span><text:span text:style-name="Emphasis"><text:span text:style-name="T8"> создаёт таблицу?</text:span></text:span></text:p>
        </text:list-item>
        <text:list-item>
          <text:p text:style-name="P13"><text:span text:style-name="Emphasis"><text:span text:style-name="T8">Как, используя </text:span></text:span><text:span text:style-name="Emphasis"><text:span text:style-name="T9">SQL</text:span></text:span><text:span text:style-name="Emphasis"><text:span text:style-name="T8">, реализовать ограничение целостности по существованию?</text:span></text:span></text:p>
        </text:list-item>
        <text:list-item>
          <text:p text:style-name="P13"><text:span text:style-name="Emphasis"><text:span text:style-name="T8">Как, используя SQL, реализовать ограничение на возможный ключ?</text:span></text:span></text:p>
        </text:list-item>
        <text:list-item>
          <text:p text:style-name="P13"><text:span text:style-name="Emphasis"><text:span text:style-name="T8">Как, используя SQL, реализовать ограничение на сложный первичный ключ?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.21cm" loext:contextual-spacing="false" fo:text-align="center" style:justify-single-word="false" fo:text-indent="0cm" style:auto-text-indent="false" text:number-lines="false" text:line-number="0"/>
      <style:text-properties style:font-name="Liberation Serif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style:font-weight-asian="normal" style:font-weight-complex="norma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26:21.399184750</dc:date>
    <meta:editing-duration>PT4H31M55S</meta:editing-duration>
    <meta:editing-cycles>142</meta:editing-cycles>
    <meta:document-statistic meta:table-count="0" meta:image-count="0" meta:object-count="0" meta:page-count="1" meta:paragraph-count="25" meta:word-count="156" meta:character-count="1206" meta:non-whitespace-character-count="1086"/>
  </office:meta>
</office:document-meta>
</file>